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15dcd5" officeooo:paragraph-rsid="0015dcd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officeooo:rsid="0015dcd5" officeooo:paragraph-rsid="0015dcd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5dcd5" officeooo:paragraph-rsid="0015dcd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5dcd5" officeooo:paragraph-rsid="0015dcd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7b595" officeooo:paragraph-rsid="0017b59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5dcd5" officeooo:paragraph-rsid="0015dcd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5dcd5" officeooo:paragraph-rsid="0015dcd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dcd5" officeooo:paragraph-rsid="0015dcd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7b595" officeooo:paragraph-rsid="0015dcd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7b595" officeooo:paragraph-rsid="0017b59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6dc9" officeooo:paragraph-rsid="0017b59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7b595" officeooo:paragraph-rsid="0017b59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c4e99" officeooo:paragraph-rsid="001c4e99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b595" style:font-weight-asian="normal" style:font-weight-complex="normal"/>
    </style:style>
    <style:style style:name="T3" style:family="text">
      <style:text-properties fo:font-weight="normal" officeooo:rsid="00196dc9" style:font-weight-asian="normal" style:font-weight-complex="normal"/>
    </style:style>
    <style:style style:name="T4" style:family="text">
      <style:text-properties fo:font-weight="normal" officeooo:rsid="001ab327" style:font-weight-asian="normal" style:font-weight-complex="normal"/>
    </style:style>
    <style:style style:name="T5" style:family="text">
      <style:text-properties fo:font-weight="normal" officeooo:rsid="001cf26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Portafolio</text:p>
      <text:p text:style-name="P1">#YoProgramo 2022</text:p>
      <text:p text:style-name="P6">(Intento de scrum porque no sé donde se pone :v) </text:p>
      <text:p text:style-name="P7"/>
      <text:p text:style-name="P3">Objetivos:</text:p>
      <text:p text:style-name="P4"><text:tab/><text:span text:style-name="T1">(Módulo 1)</text:span></text:p>
      <text:p text:style-name="P4"><text:tab/><text:span text:style-name="T1">-Crear el diseño de la página en maqueta</text:span></text:p>
      <text:p text:style-name="P8"><text:tab/>-Tiempo estimado: 1 semana</text:p>
      <text:p text:style-name="P8"><text:tab/></text:p>
      <text:p text:style-name="P8"><text:tab/>(Módulo 2)</text:p>
      <text:p text:style-name="P8"><text:tab/>- Crear parte del diseño con Bootstrap</text:p>
      <text:p text:style-name="P8"><text:tab/>- Partes a crear:</text:p>
      <text:p text:style-name="P8"><text:tab/><text:tab/>*Navbar</text:p>
      <text:p text:style-name="P8"><text:tab/><text:tab/>*Footer</text:p>
      <text:p text:style-name="P8"><text:tab/><text:tab/>*Banner</text:p>
      <text:p text:style-name="P8"><text:tab/>-Tiempo estimado: Supongamos 2 semanas</text:p>
      <text:p text:style-name="P8"/>
      <text:p text:style-name="P8"><text:tab/>(Módulo 3)</text:p>
      <text:p text:style-name="P4"><text:span text:style-name="T1"><text:tab/>-</text:span><text:span text:style-name="T2">Empezar con el proyecto en Angular</text:span></text:p>
      <text:p text:style-name="P9"><text:tab/>-Pasar el diseño hecho en Bootstrap a Angular creando sus respectivos <text:tab/>componentes</text:p>
      <text:p text:style-name="P9"><text:tab/>-Tiempo estimado: 2 semanas</text:p>
      <text:p text:style-name="P9"><text:tab/></text:p>
      <text:p text:style-name="P9"><text:tab/>(Módulo 4)</text:p>
      <text:p text:style-name="P9"><text:tab/>-Crear el diseño de la base de datos</text:p>
      <text:p text:style-name="P9"><text:tab/>-Tiempo estimado: 1 semana</text:p>
      <text:p text:style-name="P9"/>
      <text:p text:style-name="P9"><text:tab/>(Módulo 5) </text:p>
      <text:p text:style-name="P9"><text:tab/>-Crear el diseño del diagrama de clases UML</text:p>
      <text:p text:style-name="P10"><text:tab/>-Tiempo estimado: 3 días</text:p>
      <text:p text:style-name="P10"><text:tab/></text:p>
      <text:p text:style-name="P10"><text:tab/>(Módulo 6, 7 y 8 – Java SpringBoot)</text:p>
      <text:p text:style-name="P10"><text:tab/>-Empezar con la programación de el Backend para el portafolio.</text:p>
      <text:p text:style-name="P10"><text:tab/>-Tiempo estimado: 1 o 2 semanas</text:p>
      <text:p text:style-name="P10"><text:tab/></text:p>
      <text:p text:style-name="P5">Tareas Pendientes de otros módulos hasta la fecha</text:p>
      <text:p text:style-name="P5"><text:tab/><text:span text:style-name="T1">-</text:span><text:span text:style-name="T3">Creación de Modals con Bootstrap</text:span></text:p>
      <text:p text:style-name="P11"><text:tab/>-Creación del login con Angular y SpringBoot JWT</text:p>
      <text:p text:style-name="P5"><text:span text:style-name="T3"><text:tab/>-</text:span><text:span text:style-name="T4">Crear historias de usuarios y criterios de aceptación</text:span></text:p>
      <text:p text:style-name="P5"><text:span text:style-name="T4"/></text:p>
      <text:p text:style-name="P5"><text:span text:style-name="T4">------------------------------------------------------------------------------------------------------------------------</text:span></text:p>
      <text:p text:style-name="P13"><text:span text:style-name="T4">A</text:span><text:span text:style-name="T1">PI RESTful Java:</text:span></text:p>
      <text:p text:style-name="P13"><text:span text:style-name="T1">Métodos para la interface de servicios.</text:span></text:p>
      <text:p text:style-name="P13"><text:span text:style-name="T1">-Guardar el primer y único usuario.</text:span></text:p>
      <text:p text:style-name="P13"><text:span text:style-name="T1">-Borrar los datos del usuario.</text:span></text:p>
      <text:p text:style-name="P13"><text:span text:style-name="T1">-Obtener los datos del usuario (nombre, apellido, etc).</text:span></text:p>
      <text:p text:style-name="P13"><text:span text:style-name="T1">-</text:span><text:span text:style-name="T5">Actualizar los datos de ese usuario.</text:span></text:p>
      <text:p text:style-name="P1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6T12:10:58.179482585</meta:creation-date>
    <dc:date>2022-08-05T15:05:44.872530879</dc:date>
    <meta:editing-duration>PT6H36M41S</meta:editing-duration>
    <meta:editing-cycles>4</meta:editing-cycles>
    <meta:generator>LibreOffice/7.3.1.3$MacOSX_X86_64 LibreOffice_project/a69ca51ded25f3eefd52d7bf9a5fad8c90b87951</meta:generator>
    <meta:document-statistic meta:table-count="0" meta:image-count="0" meta:object-count="0" meta:page-count="1" meta:paragraph-count="42" meta:word-count="189" meta:character-count="1276" meta:non-whitespace-character-count="1088"/>
  </office:meta>
</office:document-meta>
</file>